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ddaf4"/>
    </style:style>
    <style:style style:name="P2" style:family="paragraph" style:parent-style-name="Text_20_body">
      <style:text-properties officeooo:paragraph-rsid="001ddaf4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officeooo:paragraph-rsid="001ddaf4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5" style:family="paragraph" style:parent-style-name="Text_20_body">
      <style:text-properties fo:font-weight="bold" officeooo:paragraph-rsid="001ddaf4" style:font-weight-asian="bold" style:font-weight-complex="bold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ddaf4"/>
    </style:style>
    <style:style style:name="T3" style:family="text">
      <style:text-properties officeooo:rsid="001ddaf4" loext:padding="0.049cm" loext:border="0.06pt solid #e3e3e3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 posicionMario, posicionKoopa, distanciaMK;<text:line-break/><text:line-break/>public void setup(){<text:line-break/> posicionMario=5;<text:line-break/> posicionKoopa=10;<text:line-break/> calcularDistancia();<text:line-break/> mostrarDistancia();<text:line-break/>}<text:line-break/><text:line-break/>public void calcularDistancia(){<text:line-break/> distanciaMK=posicionKoopa - posicionMario;<text:line-break/>}<text:line-break/><text:line-break/>public void mostrarDistancia(){<text:line-break/> println("Distancia: " + distanciaMK);<text:line-break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Strong_20_Emphasis"><text:span text:style-name="T1">Análisis</text:span></text:span>:</text:p>
      <text:p text:style-name="P3"><text:span text:style-name="T2">*</text:span>Mario está <text:span text:style-name="T2">en una posición</text:span> de 5 unidades del <text:span text:style-name="T2">punto de</text:span> origen</text:p>
      <text:p text:style-name="P3"><text:span text:style-name="T2">*</text:span>El Koopa está <text:span text:style-name="T2">en una posición</text:span> de 10 unidades del <text:span text:style-name="T2">punto de</text:span> origen</text:p>
      <text:p text:style-name="P1"/>
      <text:p text:style-name="P2"><text:span text:style-name="Strong_20_Emphasis"><text:span text:style-name="T1">Datos </text:span></text:span><text:span text:style-name="Strong_20_Emphasis"><text:span text:style-name="T3">de entrada</text:span></text:span>:</text:p>
      <text:p text:style-name="P4"><text:span text:style-name="T2">*Posición</text:span> de Mario: 5 <text:span text:style-name="T2">unidades</text:span></text:p>
      <text:p text:style-name="P3"><text:span text:style-name="T2">*Posición</text:span> del Koopa: 10 <text:span text:style-name="T2">unidades</text:span></text:p>
      <text:p text:style-name="P3"/>
      <text:p text:style-name="P3"><text:span text:style-name="Strong_20_Emphasis"><text:span text:style-name="T3">Procesos</text:span></text:span>:</text:p>
      <text:p text:style-name="P3"><text:span text:style-name="T2">*La distancia entre Mario y el Koopa</text:span> es la diferencia <text:span text:style-name="T2">total</text:span> de sus distancias</text:p>
      <text:p text:style-name="P3"><text:span text:style-name="T2">*Distancia entre Mario y el Koopa</text:span> = |<text:span text:style-name="T2">posición de Mario</text:span> – <text:span text:style-name="T2">posición </text:span>del Koopa|</text:p>
      <text:p text:style-name="P3"><text:span text:style-name="T2">*Distancia entre Mario y el Koopa</text:span> = |5 - 10|</text:p>
      <text:p text:style-name="P3"><text:span text:style-name="T2">*Distancia entre Mario y el Koopa</text:span> = |-5|</text:p>
      <text:p text:style-name="P4"><text:span text:style-name="T2">*Distancia entre Mario y el Koopa</text:span> = 5</text:p>
      <text:p text:style-name="P4"/>
      <text:p text:style-name="P2"><text:span text:style-name="Strong_20_Emphasis"><text:span text:style-name="T3">Datos de salida</text:span></text:span>:</text:p>
      <text:p text:style-name="P2"><text:span text:style-name="T2">*</text:span>La <text:span text:style-name="T2">distancia entre Mario y el Koopa es de 5</text:span> <text:span text:style-name="T2">unidades</text:span></text:p>
      <text:p text:style-name="P2"/>
      <text:p text:style-name="P5"/>
      <text:p text:style-name="P5"/>
      <text:p text:style-name="P5"/>
      <text:p text:style-name="P5"/>
      <text:p text:style-name="P5"><text:soft-page-break/>Diseño:</text:p>
      <text:p text:style-name="P2"><text:span text:style-name="T4">Variables de entrada:</text:span></text:p>
      <text:p text:style-name="P2">distanciaMario: <text:span text:style-name="T2">v</text:span>ariable que almacena la <text:span text:style-name="T2">posición</text:span> de Mario</text:p>
      <text:p text:style-name="P2">distanciaKoopa: <text:span text:style-name="T2">v</text:span>ariable que almacena la <text:span text:style-name="T2">posición</text:span> del Koopa</text:p>
      <text:p text:style-name="P2"><text:span text:style-name="T4">Cálculo de la distancia:</text:span></text:p>
      <text:p text:style-name="P2">distanciaMK=posicionKoopa – posicionMario: resta la distancia de Mario a la distancia del Koopa, <text:span text:style-name="T2">y </text:span>toma el valor <text:span text:style-name="T2">de la</text:span> diferencia para obtener la distancia entre Mario y el Koopa</text:p>
      <text:p text:style-name="P2"><text:span text:style-name="T4">Variables de salida</text:span>:</text:p>
      <text:p text:style-name="P2">distancia<text:span text:style-name="T2">MK</text:span>: <text:span text:style-name="T2">v</text:span>ariable que almacena la distancia entre Mario y el Koopa</text:p>
      <text:p text:style-name="P5">Resultado:</text:p>
      <text:p text:style-name="P2">"Distancia: " + distanciaMK: <text:span text:style-name="T2">l</text:span>a distancia entre Mario y el Koopa es de 5 unidades</text:p>
      <text:p text:style-name="P2"/>
      <text:p text:style-name="P2"/>
      <text:p text:style-name="P2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7T22:07:58.073000000</dc:date>
    <meta:editing-duration>PT35M55S</meta:editing-duration>
    <meta:editing-cycles>1</meta:editing-cycles>
    <meta:document-statistic meta:table-count="0" meta:image-count="0" meta:object-count="0" meta:page-count="2" meta:paragraph-count="26" meta:word-count="216" meta:character-count="1399" meta:non-whitespace-character-count="1196"/>
    <meta:generator>LibreOffice/7.6.4.1$Windows_X86_64 LibreOffice_project/e19e193f88cd6c0525a17fb7a176ed8e6a3e2aa1</meta:generator>
  </office:meta>
</office:document-meta>
</file>